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07292b" officeooo:paragraph-rsid="0007292b"/>
    </style:style>
    <style:style style:name="P2" style:family="paragraph" style:parent-style-name="Heading_20_5">
      <style:paragraph-properties fo:text-align="center" style:justify-single-word="false"/>
    </style:style>
    <style:style style:name="P3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5">Test ganache-cli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PS D:\solidity\11.ALLBEBET&gt; npm run test</text:p>
            <text:p text:style-name="P3"/>
            <text:p text:style-name="P3">&gt; 11.allbebet-inout@1.0.0 test D:\solidity\11.ALLBEBET</text:p>
            <text:p text:style-name="P3">&gt; mocha</text:p>
            <text:p text:style-name="P3"/>
            <text:p text:style-name="P3">Thu Dec 06 2018 12:39:25 GMT+0300 (GMT+03:00)</text:p>
            <text:p text:style-name="P3"/>
            <text:p text:style-name="P3"/>
            <text:p text:style-name="P3"><text:s text:c="2"/>Серия тестов для проверки функций расчета курса токена и проверки варианта Refund ...</text:p>
            <text:p text:style-name="P3"><text:s text:c="4"/>√ Разворачиваем контракт для тестирования... (257ms)</text:p>
            <text:p text:style-name="P3"><text:s text:c="4"/>√ Адрес контракта...</text:p>
            <text:p text:style-name="P3"><text:s text:c="4"/>√ Получаем развернутый контракт токена... (38ms)</text:p>
            <text:p text:style-name="P3"><text:s text:c="4"/>√ Проверка остатка токенов на адресе Crowdsale = 700 млн...</text:p>
            <text:p text:style-name="P3"><text:s text:c="4"/>√ Перевод эфиров на адрес Crowdsale... (92ms)</text:p>
            <text:p text:style-name="P3"><text:s text:c="4"/>√ Проверка токенов на адресе accounts[2] <text:s/>5*1000=5000</text:p>
            <text:p text:style-name="P3"><text:s text:c="4"/>√ Перевод времени до первой смены курса (45 дней)...</text:p>
            <text:p text:style-name="P3"><text:s text:c="4"/>√ Попытка первой смены курса... (46ms)</text:p>
            <text:p text:style-name="P3"><text:s text:c="4"/>√ Проверка первой смены курса...</text:p>
            <text:p text:style-name="P3"><text:s text:c="4"/>√ Перевод эфиров на адрес Crowdsale... (81ms)</text:p>
            <text:p text:style-name="P3"><text:s text:c="4"/>√ Проверка токенов на адресе accounts[3] <text:s/>5*769=3845</text:p>
            <text:p text:style-name="P3"><text:s text:c="4"/>√ Перевод времени до второй смены курса 365 дней...</text:p>
            <text:p text:style-name="P3"><text:s text:c="4"/>√ Проверка второй смены курса 625...</text:p>
            <text:p text:style-name="P3"><text:s text:c="4"/>√ Перевод эфиров на адрес Crowdsale... (71ms)</text:p>
            <text:p text:style-name="P3"><text:s text:c="4"/>√ Проверка токенов на адресе accounts[4] <text:s/>5*625=3125</text:p>
            <text:p text:style-name="P3"><text:s text:c="4"/>√ Перевод времени до окончания Crowdsale...</text:p>
            <text:p text:style-name="P3"><text:s text:c="4"/>√ finishCrowdsale - переход в стадию refund... (47ms)</text:p>
            <text:p text:style-name="P3">Balance of account[2]: <text:s/>94.99974542</text:p>
            <text:p text:style-name="P3"><text:s text:c="4"/>√ Проверка баланса на account[2] менее 95 эфиров- ...</text:p>
            <text:p text:style-name="P3"><text:s text:c="4"/>√ Проверка возврата средств инвесторам- выполнение функции refund... (51ms)</text:p>
            <text:p text:style-name="P3">Balance of account[2]: <text:s/>99.99970322</text:p>
            <text:p text:style-name="P3"><text:s text:c="4"/>√ Проверка баланса на account[2] более 99 эфиров- ...</text:p>
            <text:p text:style-name="P3"><text:s text:c="4"/>√ Перевод эфиров на адрес Crowdsale - должен отбить (refund)... (43ms)</text:p>
            <text:p text:style-name="P3"/>
            <text:p text:style-name="P3"><text:s text:c="2"/>Серия тестов для проверки варианта Work ...</text:p>
            <text:p text:style-name="P3"><text:s text:c="4"/>√ Разворачиваем контракт для тестирования... (113ms)</text:p>
            <text:p text:style-name="P3"><text:s text:c="4"/>√ Адрес контракта...</text:p>
            <text:p text:style-name="P3"><text:s text:c="4"/>√ Получаем развернутый контракт токена...</text:p>
            <text:p text:style-name="P3"><text:s text:c="4"/>√ Перевод эфиров на адрес Crowdsale 80 эфиров при софткапе 70... (63ms)</text:p>
            <text:p text:style-name="P3"><text:s text:c="4"/>√ finishCrowdsale - переход в стадию Work... (54ms)</text:p>
            <text:p text:style-name="P3"><text:s text:c="4"/>√ Проверка возврата средств инвесторам- выполнение функции refund - должен отбить...</text:p>
            <text:p text:style-name="P3"><text:s text:c="4"/>√ Проверка перевода токенов между пользователями... (48ms)</text:p>
            <text:p text:style-name="P3"><text:s text:c="4"/>√ Проверка токенов у получателя...</text:p>
            <text:p text:style-name="P3">Balance of account[9]: <text:s/>100</text:p>
            <text:p text:style-name="P3"><text:s text:c="4"/>√ Проверка баланса на account[9] = 100 эфиров- ...</text:p>
            <text:p text:style-name="P3"><text:s text:c="4"/>√ Проверка вывода средств с баланса контракта - 10 эфиров...</text:p>
            <text:p text:style-name="P3">Balance of account[9]: <text:s/>110</text:p>
            <text:p text:style-name="P3"><text:s text:c="4"/>√ Проверка баланса на account[9] = 110 эфиров- ...</text:p>
            <text:p text:style-name="P3"/>
            <text:p text:style-name="P3"/>
            <text:p text:style-name="P3"><text:s text:c="2"/>32 passing (1s)</text:p>
            <text:p text:style-name="P3"/>
            <text:p text:style-name="P3">PS D:\solidity\11.ALLBEBET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18:41.920000000</meta:creation-date>
    <dc:date>2018-12-06T12:41:25.061000000</dc:date>
    <meta:editing-duration>PT2M43S</meta:editing-duration>
    <meta:editing-cycles>2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45" meta:word-count="300" meta:character-count="2188" meta:non-whitespace-character-count="1792"/>
  </office:meta>
</office:document-meta>
</file>